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rebuchet MS" style:text-underline-style="solid" style:text-underline-width="auto" style:text-underline-color="font-color"/>
    </style:style>
    <style:style style:name="P2" style:family="paragraph" style:parent-style-name="Standard">
      <style:text-properties style:font-name="Trebuchet MS" style:text-underline-style="none"/>
    </style:style>
    <style:style style:name="P3" style:family="paragraph" style:parent-style-name="Standard" style:list-style-name="L1">
      <style:text-properties style:font-name="Trebuchet MS" style:text-underline-style="non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ce 1 :</text:p>
      <text:p text:style-name="P2"/>
      <text:p text:style-name="P2">1/ Faux &lt;K&gt;, le paramètre doit être après le nom de la classe</text:p>
      <text:p text:style-name="P2">2/ Correct</text:p>
      <text:p text:style-name="P2">3/ Correct, les interfaces peuvent être en paramètre et il peut y en avoir plusieurs</text:p>
      <text:p text:style-name="P2">4/ Faut car on a pas le droit de mettre des types primitifs en paramètre</text:p>
      <text:p text:style-name="P2"/>
      <text:p text:style-name="P1">Exercice 4 :</text:p>
      <text:p text:style-name="P2"/>
      <text:p text:style-name="P2">1/ Correct, les paramètres peuvent être : </text:p>
      <text:list xml:id="list9192199828125612025" text:style-name="L1">
        <text:list-item>
          <text:p text:style-name="P3">interfaces</text:p>
        </text:list-item>
        <text:list-item>
          <text:p text:style-name="P3">classes</text:p>
        </text:list-item>
        <text:list-item>
          <text:p text:style-name="P3">classes génériques</text:p>
        </text:list-item>
        <text:list-item>
          <text:p text:style-name="P3">classes abstraites</text:p>
        </text:list-item>
      </text:list>
      <text:p text:style-name="P2">2/ Correct, on peut définir une interface générique</text:p>
      <text:p text:style-name="P2">3/ Faux, on ne peut pas allouer une zone mémoire d'un type qu'on ne connaît pas</text:p>
      <text:p text:style-name="P2">4/ Faux, rien nous assure que N aura une méthode intValue()</text:p>
      <text:p text:style-name="P2">5/ Correct, car N possède les méthodes de Number grâce au mot extends <text:s/></text:p>
      <text:p text:style-name="P2">6/ Faux, Object n'ayant pas le méthodes de N</text:p>
      <text:p text:style-name="P2">7/ Vrai, car la classe est spécifiée en première et qu'extends signifie implements pour les interfaces</text:p>
      <text:p text:style-name="P2">8/ Vrai, car N étend Object</text:p>
      <text:p text:style-name="P2">9/ Faux, on ne peut pas créer d'instance de tableau d'un type paramètre</text:p>
      <text:p text:style-name="P2">10/ Vra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xime Gallais-Jimenez</meta:initial-creator>
    <meta:creation-date>2014-12-02T08:34:13.14</meta:creation-date>
    <dc:date>2014-12-04T23:10:32.67</dc:date>
    <dc:creator>Maxime Gallais-Jimenez</dc:creator>
    <meta:editing-duration>PT1H51M7S</meta:editing-duration>
    <meta:editing-cycles>7</meta:editing-cycles>
    <meta:generator>OpenOffice/4.1.1$Win32 OpenOffice.org_project/411m6$Build-9775</meta:generator>
    <meta:document-statistic meta:table-count="0" meta:image-count="0" meta:object-count="0" meta:page-count="1" meta:paragraph-count="20" meta:word-count="162" meta:character-count="862"/>
  </office:meta>
</office:document-meta>
</file>